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  <style:style style:name="P12" style:family="paragraph" style:parent-style-name="Table_20_Contents">
      <style:text-properties officeooo:paragraph-rsid="0013bf45"/>
    </style:style>
    <style:style style:name="P13" style:family="paragraph" style:parent-style-name="Table_20_Contents">
      <style:text-properties officeooo:paragraph-rsid="00155be7"/>
    </style:style>
    <style:style style:name="P14" style:family="paragraph" style:parent-style-name="Table_20_Contents">
      <style:text-properties officeooo:paragraph-rsid="00167bff"/>
    </style:style>
    <style:style style:name="P15" style:family="paragraph" style:parent-style-name="Table_20_Contents">
      <style:text-properties officeooo:paragraph-rsid="00185c1d"/>
    </style:style>
    <style:style style:name="P16" style:family="paragraph" style:parent-style-name="Table_20_Contents">
      <style:text-properties officeooo:paragraph-rsid="0018faf2"/>
    </style:style>
    <style:style style:name="P17" style:family="paragraph" style:parent-style-name="Table_20_Contents">
      <style:text-properties officeooo:paragraph-rsid="00196e2b"/>
    </style:style>
    <style:style style:name="P18" style:family="paragraph" style:parent-style-name="Standard">
      <style:text-properties officeooo:paragraph-rsid="00108e26"/>
    </style:style>
    <style:style style:name="P19" style:family="paragraph" style:parent-style-name="Standard">
      <style:text-properties officeooo:paragraph-rsid="001e2633"/>
    </style:style>
    <style:style style:name="P20" style:family="paragraph" style:parent-style-name="Standard">
      <style:text-properties officeooo:paragraph-rsid="001efd28"/>
    </style:style>
    <style:style style:name="P21" style:family="paragraph" style:parent-style-name="Standard">
      <style:text-properties officeooo:paragraph-rsid="002a8a41"/>
    </style:style>
    <style:style style:name="P22" style:family="paragraph" style:parent-style-name="Standard">
      <style:text-properties officeooo:paragraph-rsid="002b81f0"/>
    </style:style>
    <style:style style:name="P23" style:family="paragraph" style:parent-style-name="Standard">
      <style:text-properties officeooo:paragraph-rsid="003066c3"/>
    </style:style>
    <style:style style:name="P24" style:family="paragraph" style:parent-style-name="Standard">
      <style:text-properties officeooo:paragraph-rsid="0034d504"/>
    </style:style>
    <style:style style:name="P25" style:family="paragraph" style:parent-style-name="Table_20_Contents">
      <style:text-properties officeooo:paragraph-rsid="0012996d"/>
    </style:style>
    <style:style style:name="P26" style:family="paragraph" style:parent-style-name="Table_20_Contents">
      <style:text-properties officeooo:paragraph-rsid="001f476c"/>
    </style:style>
    <style:style style:name="P27" style:family="paragraph" style:parent-style-name="Table_20_Contents">
      <style:text-properties officeooo:paragraph-rsid="001f9074"/>
    </style:style>
    <style:style style:name="P28" style:family="paragraph" style:parent-style-name="Table_20_Contents">
      <style:text-properties officeooo:paragraph-rsid="00206b6d"/>
    </style:style>
    <style:style style:name="P29" style:family="paragraph" style:parent-style-name="Table_20_Contents">
      <style:text-properties officeooo:paragraph-rsid="00232b3b"/>
    </style:style>
    <style:style style:name="P30" style:family="paragraph" style:parent-style-name="Table_20_Contents">
      <style:text-properties officeooo:paragraph-rsid="0024c466"/>
    </style:style>
    <style:style style:name="P31" style:family="paragraph" style:parent-style-name="Table_20_Contents">
      <style:text-properties officeooo:paragraph-rsid="0024ce73"/>
    </style:style>
    <style:style style:name="P32" style:family="paragraph" style:parent-style-name="Table_20_Contents">
      <style:text-properties officeooo:paragraph-rsid="00288757"/>
    </style:style>
    <style:style style:name="P33" style:family="paragraph" style:parent-style-name="Table_20_Contents">
      <style:text-properties officeooo:paragraph-rsid="002b81f0"/>
    </style:style>
    <style:style style:name="P34" style:family="paragraph" style:parent-style-name="Table_20_Contents">
      <style:text-properties officeooo:paragraph-rsid="002c38cb"/>
    </style:style>
    <style:style style:name="P35" style:family="paragraph" style:parent-style-name="Table_20_Contents">
      <style:text-properties officeooo:paragraph-rsid="002d9c05"/>
    </style:style>
    <style:style style:name="P36" style:family="paragraph" style:parent-style-name="Table_20_Contents">
      <style:text-properties officeooo:paragraph-rsid="002f1936"/>
    </style:style>
    <style:style style:name="P37" style:family="paragraph" style:parent-style-name="Table_20_Contents">
      <style:text-properties officeooo:paragraph-rsid="003208b5"/>
    </style:style>
    <style:style style:name="P38" style:family="paragraph" style:parent-style-name="Table_20_Contents">
      <style:text-properties officeooo:paragraph-rsid="0034d5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5">33.80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7">0.510</text:p>
          </table:table-cell>
          <table:table-cell table:style-name="Benchmark.A2" office:value-type="string">
            <text:p text:style-name="P16">0.900</text:p>
          </table:table-cell>
          <table:table-cell table:style-name="Benchmark.F2" table:number-rows-spanned="2" office:value-type="string">
            <text:p text:style-name="P17">Eliminate the use of progCounter function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2">4.241</text:p>
          </table:table-cell>
          <table:table-cell table:style-name="Benchmark.A2" office:value-type="string">
            <text:p text:style-name="P28">36,393,384,141</text:p>
          </table:table-cell>
          <table:table-cell table:style-name="Benchmark.A2" office:value-type="string">
            <text:p text:style-name="P14">0.519</text:p>
          </table:table-cell>
          <table:table-cell table:style-name="Benchmark.A2" office:value-type="string">
            <text:p text:style-name="P13">0.910</text:p>
          </table:table-cell>
          <table:covered-table-cell/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27">29.184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31">0.440</text:p>
          </table:table-cell>
          <table:table-cell table:style-name="Benchmark.A2" office:value-type="string">
            <text:p text:style-name="P30">0.863</text:p>
          </table:table-cell>
          <table:table-cell table:style-name="Benchmark.F2" table:number-rows-spanned="2" office:value-type="string">
            <text:p text:style-name="P32">Changed the segment implementation from UArray to C-Array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26">3.586</text:p>
          </table:table-cell>
          <table:table-cell table:style-name="Benchmark.A2" office:value-type="string">
            <text:p text:style-name="P33">31,043,724,017</text:p>
          </table:table-cell>
          <table:table-cell table:style-name="Benchmark.A2" office:value-type="string">
            <text:p text:style-name="P30">0.439</text:p>
          </table:table-cell>
          <table:table-cell table:style-name="Benchmark.A2" office:value-type="string">
            <text:p text:style-name="P29">0.846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36">24.006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36">0.362</text:p>
          </table:table-cell>
          <table:table-cell table:style-name="Benchmark.A2" office:value-type="string">
            <text:p text:style-name="P36">0.823</text:p>
          </table:table-cell>
          <table:table-cell table:style-name="Benchmark.F2" table:number-rows-spanned="2" office:value-type="string">
            <text:p text:style-name="P34">Change the register implementation from Uarray to C-Array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35">3.048</text:p>
          </table:table-cell>
          <table:table-cell table:style-name="Benchmark.A2" office:value-type="string">
            <text:p text:style-name="P38">26,460,977,863</text:p>
          </table:table-cell>
          <table:table-cell table:style-name="Benchmark.A2" office:value-type="string">
            <text:p text:style-name="P35">0.373</text:p>
          </table:table-cell>
          <table:table-cell table:style-name="Benchmark.A2" office:value-type="string">
            <text:p text:style-name="P35">0.85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35"/>
          </table:table-cell>
          <table:table-cell table:style-name="Benchmark.A2" office:value-type="string">
            <text:p text:style-name="P37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P37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P37">Replace segment_isEmpty() with direct access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P37">Replace segment_length() with direct acces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19">Second Valgrind run:</text:p>
      <text:p text:style-name="P19"><text:tab/>4590</text:p>
      <text:p text:style-name="P20">We noticed that Uarray_at takes up a lot of of time, with 26.88%</text:p>
      <text:p text:style-name="P20"/>
      <text:p text:style-name="P21">Third Valgrind run:</text:p>
      <text:p text:style-name="P21"><text:tab/>8410</text:p>
      <text:p text:style-name="P24">We noticed that register_get() and register_put() take a significant time to run</text:p>
      <text:p text:style-name="P21"/>
      <text:p text:style-name="P23">Forth Valgrind run:</text:p>
      <text:p text:style-name="P22"><text:tab/>9929</text:p>
      <text:p text:style-name="P24">We noticed tha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2T12:54:24</dc:date>
    <dc:creator>Sartrapat Saengcharoentrakul</dc:creator>
    <meta:editing-duration>PT4H41M50S</meta:editing-duration>
    <meta:editing-cycles>43</meta:editing-cycles>
    <meta:generator>LibreOffice/4.0.4.2$Linux_X86_64 LibreOffice_project/400m0$Build-2</meta:generator>
    <meta:document-statistic meta:table-count="1" meta:image-count="0" meta:object-count="0" meta:page-count="2" meta:paragraph-count="144" meta:word-count="284" meta:character-count="1763" meta:non-whitespace-character-count="1616"/>
  </office:meta>
</office:document-meta>
</file>